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read name</text:p>
          </table:table-cell>
          <table:table-cell table:style-name="ce1" office:value-type="string" calcext:value-type="string">
            <text:p>CPU burst (in milliseconds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[a]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[b]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[c]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[d]</text:p>
          </table:table-cell>
          <table:table-cell table:style-name="ce1" office:value-type="float" office:value="6000" calcext:value-type="float">
            <text:p>6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[e]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ound Robin (measured in milliseconds)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Thread nam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Execu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a]</text:p>
          </table:table-cell>
          <table:table-cell office:value-type="float" office:value="2001" calcext:value-type="float">
            <text:p>2001</text:p>
          </table:table-cell>
          <table:table-cell office:value-type="float" office:value="29005" calcext:value-type="float">
            <text:p>29005</text:p>
          </table:table-cell>
          <table:table-cell office:value-type="float" office:value="27004" calcext:value-type="float">
            <text:p>27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b]</text:p>
          </table:table-cell>
          <table:table-cell office:value-type="float" office:value="3000" calcext:value-type="float">
            <text:p>3000</text:p>
          </table:table-cell>
          <table:table-cell office:value-type="float" office:value="10002" calcext:value-type="float">
            <text:p>10002</text:p>
          </table:table-cell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c]</text:p>
          </table:table-cell>
          <table:table-cell office:value-type="float" office:value="4001" calcext:value-type="float">
            <text:p>4001</text:p>
          </table:table-cell>
          <table:table-cell office:value-type="float" office:value="21003" calcext:value-type="float">
            <text:p>21003</text:p>
          </table:table-cell>
          <table:table-cell office:value-type="float" office:value="17002" calcext:value-type="float">
            <text:p>17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d]</text:p>
          </table:table-cell>
          <table:table-cell office:value-type="float" office:value="5001" calcext:value-type="float">
            <text:p>5001</text:p>
          </table:table-cell>
          <table:table-cell office:value-type="float" office:value="33004" calcext:value-type="float">
            <text:p>33004</text:p>
          </table:table-cell>
          <table:table-cell office:value-type="float" office:value="28003" calcext:value-type="float">
            <text:p>280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e]</text:p>
          </table:table-cell>
          <table:table-cell office:value-type="float" office:value="6001" calcext:value-type="float">
            <text:p>6001</text:p>
          </table:table-cell>
          <table:table-cell office:value-type="float" office:value="6502" calcext:value-type="float">
            <text:p>6502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Multilevel Feed Back queue (measured in milliseconds)</text:p>
          </table:table-cell>
          <table:table-cell table:number-columns-repeated="5"/>
          <table:table-cell table:style-name="ce2"/>
        </table:table-row>
        <table:table-row table:style-name="ro2">
          <table:table-cell table:style-name="Default" office:value-type="string" calcext:value-type="string">
            <text:p>Thread nam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Execu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a]</text:p>
          </table:table-cell>
          <table:table-cell office:value-type="float" office:value="498" calcext:value-type="float">
            <text:p>498</text:p>
          </table:table-cell>
          <table:table-cell office:value-type="float" office:value="24504" calcext:value-type="float">
            <text:p>24504</text:p>
          </table:table-cell>
          <table:table-cell office:value-type="float" office:value="24006" calcext:value-type="float">
            <text:p>24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b]</text:p>
          </table:table-cell>
          <table:table-cell office:value-type="float" office:value="998" calcext:value-type="float">
            <text:p>998</text:p>
          </table:table-cell>
          <table:table-cell office:value-type="float" office:value="5500" calcext:value-type="float">
            <text:p>5500</text:p>
          </table:table-cell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c]</text:p>
          </table:table-cell>
          <table:table-cell office:value-type="float" office:value="1499" calcext:value-type="float">
            <text:p>1499</text:p>
          </table:table-cell>
          <table:table-cell office:value-type="float" office:value="16503" calcext:value-type="float">
            <text:p>16503</text:p>
          </table:table-cell>
          <table:table-cell office:value-type="float" office:value="15004" calcext:value-type="float">
            <text:p>15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d]</text:p>
          </table:table-cell>
          <table:table-cell office:value-type="float" office:value="1998" calcext:value-type="float">
            <text:p>1998</text:p>
          </table:table-cell>
          <table:table-cell office:value-type="float" office:value="31504" calcext:value-type="float">
            <text:p>31504</text:p>
          </table:table-cell>
          <table:table-cell office:value-type="float" office:value="29506" calcext:value-type="float">
            <text:p>295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e]</text:p>
          </table:table-cell>
          <table:table-cell office:value-type="float" office:value="2498" calcext:value-type="float">
            <text:p>2498</text:p>
          </table:table-cell>
          <table:table-cell office:value-type="float" office:value="7999" calcext:value-type="float">
            <text:p>7999</text:p>
          </table:table-cell>
          <table:table-cell office:value-type="float" office:value="5501" calcext:value-type="float">
            <text:p>5501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ound Robin vs Multi Level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(positive percents mean MFQS did better than RR)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Thread nam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Execu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a]</text:p>
          </table:table-cell>
          <table:table-cell table:style-name="ce2" table:formula="of:=1-([.B19]/[.B11])" office:value-type="percentage" office:value="0.75112443778111" calcext:value-type="percentage">
            <text:p>75.11%</text:p>
          </table:table-cell>
          <table:table-cell table:style-name="ce2" table:formula="of:=1-([.C19]/[.C11])" office:value-type="percentage" office:value="0.155180141354939" calcext:value-type="percentage">
            <text:p>15.52%</text:p>
          </table:table-cell>
          <table:table-cell table:style-name="ce2" table:formula="of:=1-([.D19]/[.D11])" office:value-type="percentage" office:value="0.11102058954229" calcext:value-type="percentage">
            <text:p>11.1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b]</text:p>
          </table:table-cell>
          <table:table-cell table:style-name="ce2" table:formula="of:=1-([.B20]/[.B12])" office:value-type="percentage" office:value="0.667333333333333" calcext:value-type="percentage">
            <text:p>66.73%</text:p>
          </table:table-cell>
          <table:table-cell table:style-name="ce2" table:formula="of:=1-([.C20]/[.C12])" office:value-type="percentage" office:value="0.450109978004399" calcext:value-type="percentage">
            <text:p>45.01%</text:p>
          </table:table-cell>
          <table:table-cell table:style-name="ce2" table:formula="of:=1-([.D20]/[.D12])" office:value-type="percentage" office:value="0.357040845472722" calcext:value-type="percentage">
            <text:p>35.7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c]</text:p>
          </table:table-cell>
          <table:table-cell table:style-name="ce2" table:formula="of:=1-([.B21]/[.B13])" office:value-type="percentage" office:value="0.625343664083979" calcext:value-type="percentage">
            <text:p>62.53%</text:p>
          </table:table-cell>
          <table:table-cell table:style-name="ce2" table:formula="of:=1-([.C21]/[.C13])" office:value-type="percentage" office:value="0.21425510641337" calcext:value-type="percentage">
            <text:p>21.43%</text:p>
          </table:table-cell>
          <table:table-cell table:style-name="ce2" table:formula="of:=1-([.D21]/[.D13])" office:value-type="percentage" office:value="0.1175155864016" calcext:value-type="percentage">
            <text:p>11.7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d]</text:p>
          </table:table-cell>
          <table:table-cell table:style-name="ce2" table:formula="of:=1-([.B22]/[.B14])" office:value-type="percentage" office:value="0.600479904019196" calcext:value-type="percentage">
            <text:p>60.05%</text:p>
          </table:table-cell>
          <table:table-cell table:style-name="ce2" table:formula="of:=1-([.C22]/[.C14])" office:value-type="percentage" office:value="0.0454490364804266" calcext:value-type="percentage">
            <text:p>4.54%</text:p>
          </table:table-cell>
          <table:table-cell table:style-name="ce2" table:formula="of:=1-([.D22]/[.D14])" office:value-type="percentage" office:value="-0.0536728207692032" calcext:value-type="percentage">
            <text:p>-5.3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[e]</text:p>
          </table:table-cell>
          <table:table-cell table:style-name="ce2" table:formula="of:=1-([.B23]/[.B15])" office:value-type="percentage" office:value="0.583736043992668" calcext:value-type="percentage">
            <text:p>58.37%</text:p>
          </table:table-cell>
          <table:table-cell table:style-name="ce2" table:formula="of:=1-([.C23]/[.C15])" office:value-type="percentage" office:value="-0.230236850199939" calcext:value-type="percentage">
            <text:p>-23.02%</text:p>
          </table:table-cell>
          <table:table-cell table:style-name="ce2" table:formula="of:=-1*(1-([.D15]/[.D23]))" office:value-type="percentage" office:value="-0.90892564988184" calcext:value-type="percentage">
            <text:p>-90.8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4:00:54.41903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17:40.928563052</meta:creation-date>
    <dc:date>2017-04-23T14:01:02.472682706</dc:date>
    <meta:editing-duration>PT3M52S</meta:editing-duration>
    <meta:editing-cycles>2</meta:editing-cycles>
    <meta:generator>LibreOffice/5.1.6.2$Linux_X86_64 LibreOffice_project/10m0$Build-2</meta:generator>
    <meta:document-statistic meta:table-count="1" meta:cell-count="88" meta:object-count="0"/>
  </office:meta>
</office:document-meta>
</file>